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" style:family="table">
      <style:table-properties style:width="17cm" table:align="left"/>
    </style:style>
    <style:style style:name="Table7.A" style:family="table-column">
      <style:table-column-properties style:column-width="8.491cm"/>
    </style:style>
    <style:style style:name="Table7.B" style:family="table-column">
      <style:table-column-properties style:column-width="8.509cm"/>
    </style:style>
    <style:style style:name="Table7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54ed1" officeooo:paragraph-rsid="00054ed1"/>
    </style:style>
    <style:style style:name="P3" style:family="paragraph" style:parent-style-name="Standard">
      <style:paragraph-properties fo:text-align="end" style:justify-single-word="false"/>
      <style:text-properties officeooo:rsid="00054ed1" officeooo:paragraph-rsid="00054ed1"/>
    </style:style>
    <style:style style:name="P4" style:family="paragraph" style:parent-style-name="Standard">
      <style:paragraph-properties fo:text-align="start" style:justify-single-word="false"/>
      <style:text-properties officeooo:rsid="00054ed1" officeooo:paragraph-rsid="00054ed1"/>
    </style:style>
    <style:style style:name="P5" style:family="paragraph" style:parent-style-name="Standard">
      <style:paragraph-properties fo:text-align="center" style:justify-single-word="false"/>
      <style:text-properties officeooo:rsid="00054ed1" officeooo:paragraph-rsid="00054ed1"/>
    </style:style>
    <style:style style:name="P6" style:family="paragraph" style:parent-style-name="Standard">
      <style:paragraph-properties fo:text-align="start" style:justify-single-word="false"/>
      <style:text-properties officeooo:rsid="0010f15c" officeooo:paragraph-rsid="00054ed1"/>
    </style:style>
    <style:style style:name="P7" style:family="paragraph" style:parent-style-name="Standard">
      <style:text-properties style:font-name="Times New Roman" fo:font-weight="normal" officeooo:paragraph-rsid="000c6308"/>
    </style:style>
    <style:style style:name="P8" style:family="paragraph" style:parent-style-name="Text_20_body">
      <style:text-properties officeooo:rsid="00054ed1" officeooo:paragraph-rsid="00054ed1"/>
    </style:style>
    <style:style style:name="P9" style:family="paragraph" style:parent-style-name="Text_20_body">
      <style:text-properties officeooo:rsid="0006bc74" officeooo:paragraph-rsid="0006bc74"/>
    </style:style>
    <style:style style:name="P10" style:family="paragraph" style:parent-style-name="Text_20_body">
      <style:text-properties officeooo:rsid="001536c8" officeooo:paragraph-rsid="001536c8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37da" officeooo:paragraph-rsid="000c6308" style:text-blinking="false" fo:background-color="transparen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able_20_Contents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0c6308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3835" officeooo:paragraph-rsid="00193835" style:text-blinking="false" fo:background-color="transparent" style:font-weight-asian="normal" style:font-weight-complex="normal"/>
    </style:style>
    <style:style style:name="T1" style:family="text">
      <style:text-properties officeooo:rsid="0006bc74"/>
    </style:style>
    <style:style style:name="T2" style:family="text">
      <style:text-properties officeooo:rsid="000fbc4e"/>
    </style:style>
    <style:style style:name="T3" style:family="text">
      <style:text-properties officeooo:rsid="0011afc5"/>
    </style:style>
    <style:style style:name="T4" style:family="text">
      <style:text-properties officeooo:rsid="0012c36f"/>
    </style:style>
    <style:style style:name="T5" style:family="text">
      <style:text-properties officeooo:rsid="001329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5">Gdańsk</text:span>, <text:span text:style-name="T5">9</text:span> <text:span text:style-name="T5">września</text:span> 201<text:span text:style-name="T5">7</text:span> r.</text:p>
      <text:p text:style-name="P4"/>
      <text:p text:style-name="P4"/>
      <text:p text:style-name="P4"/>
      <text:h text:style-name="P12" text:outline-level="1">Protokół Walnego Zebrania Stowarzyszenia Polska Grupa Użytkowników Pythona</text:h>
      <text:p text:style-name="P5"/>
      <text:p text:style-name="P6"/>
      <text:p text:style-name="P8">W dniu <text:span text:style-name="T2">9 września</text:span> 201<text:span text:style-name="T2">7</text:span> r. <text:span text:style-name="T1">o godzinie 14:00</text:span> w Warszawie <text:span text:style-name="T1">rozpoczęło</text:span> się walne zebranie Stowarzyszenia Polska Grupa Użytkowników Pythona.</text:p>
      <text:p text:style-name="P9">Walne zebranie otworzył <text:span text:style-name="T2">Marek Skaliński</text:span>.</text:p>
      <text:p text:style-name="P9">Członkowie <text:span text:style-name="T4">Marek Skaliński, Łukasz Posadowski</text:span> przeliczyli obecnych członków. Na <text:span text:style-name="T3">23</text:span> obecnych było <text:span text:style-name="T3">5</text:span>. Wymagane kworum co najmniej <text:span text:style-name="T3">12</text:span> <text:s/>nie zostało osiągnięte.</text:p>
      <text:p text:style-name="P10">Zebranie zostało zamknięte.</text:p>
      <text:p text:style-name="P11">Na tym zebranie zakończono.</text:p>
      <text:p text:style-name="P7"/>
      <text:p text:style-name="P7"/>
      <text:p text:style-name="P7"/>
      <text:p text:style-name="P7"/>
      <text:p text:style-name="P7"/>
      <text:p text:style-name="P7"/>
      <text:p text:style-name="P7"><text:line-break/><text:lin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Przewodniczący</text:p>
            <text:p text:style-name="P14">Marek Skaliński</text:p>
          </table:table-cell>
          <table:table-cell table:style-name="Table7.A1" office:value-type="string">
            <text:p text:style-name="P13">Sekretarz</text:p>
            <text:p text:style-name="P14">Łukasz Posadowski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Zając</meta:initial-creator>
    <meta:creation-date>2016-11-19T00:15:21.406208311</meta:creation-date>
    <dc:date>2017-09-22T07:22:30.879933566</dc:date>
    <meta:editing-duration>PT1H30M26S</meta:editing-duration>
    <meta:editing-cycles>19</meta:editing-cycles>
    <meta:generator>LibreOffice/5.0.6.2$Linux_X86_64 LibreOffice_project/00$Build-2</meta:generator>
    <meta:document-statistic meta:table-count="1" meta:image-count="0" meta:object-count="0" meta:page-count="1" meta:paragraph-count="13" meta:word-count="73" meta:character-count="543" meta:non-whitespace-character-count="479"/>
  </office:meta>
</office:document-meta>
</file>